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2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2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2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2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7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4288" calcext:value-type="float">
            <text:p>61.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4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124" calcext:value-type="float">
            <text:p>61.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696" calcext:value-type="float">
            <text:p>61.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0864" calcext:value-type="float">
            <text:p>61.5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7816" calcext:value-type="float">
            <text:p>61.4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172" calcext:value-type="float">
            <text:p>61.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12-10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09-19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06-1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44768" calcext:value-type="float">
            <text:p>61.4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4-03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2576" calcext:value-type="float">
            <text:p>61.3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12-0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9-13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8672" calcext:value-type="float">
            <text:p>61.3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35624" calcext:value-type="float">
            <text:p>61.3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6-12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9528" calcext:value-type="float">
            <text:p>61.2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3432" calcext:value-type="float">
            <text:p>61.2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3-03-21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2-11-1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648" calcext:value-type="float">
            <text:p>61.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2-09-21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17336" calcext:value-type="float">
            <text:p>61.1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2-06-08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05144" calcext:value-type="float">
            <text:p>61.0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1-12-14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92952" calcext:value-type="float">
            <text:p>60.9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1-09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076" calcext:value-type="float">
            <text:p>60.8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1-05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83808" calcext:value-type="float">
            <text:p>60.8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1-03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62472" calcext:value-type="float">
            <text:p>60.6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0-12-09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3328" calcext:value-type="float">
            <text:p>60.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0-09-2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028" calcext:value-type="float">
            <text:p>60.5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0-06-2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20-03-1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1136" calcext:value-type="float">
            <text:p>60.4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9-12-12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9-09-1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9-06-05 14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2848" calcext:value-type="float">
            <text:p>60.2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9-03-19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504" calcext:value-type="float">
            <text:p>60.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8-12-12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28944" calcext:value-type="float">
            <text:p>60.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8-09-14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44184" calcext:value-type="float">
            <text:p>60.4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8-06-08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8088" calcext:value-type="float">
            <text:p>60.3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8-03-15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7-12-1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31992" calcext:value-type="float">
            <text:p>60.3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7-09-12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7-06-27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7-03-20 0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0656" calcext:value-type="float">
            <text:p>60.1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3-08-07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98" calcext:value-type="float">
            <text:p>60.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3-03-07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16752" calcext:value-type="float">
            <text:p>60.1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2-08-0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823096" calcext:value-type="float">
            <text:p>59.8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2-03-06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60968" calcext:value-type="float">
            <text:p>59.5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1-08-0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32952" calcext:value-type="float">
            <text:p>59.4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1-02-24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90864" calcext:value-type="float">
            <text:p>59.49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10-08-2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673744" calcext:value-type="float">
            <text:p>59.6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7-09-2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5144" calcext:value-type="float">
            <text:p>59.4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7-08-22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48192" calcext:value-type="float">
            <text:p>59.4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6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11616" calcext:value-type="float">
            <text:p>59.4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6-06-2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40552" calcext:value-type="float">
            <text:p>59.4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4-08-0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71408" calcext:value-type="float">
            <text:p>59.27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4-05-05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34832" calcext:value-type="float">
            <text:p>59.2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4-02-1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201304" calcext:value-type="float">
            <text:p>59.20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3-11-06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26272" calcext:value-type="float">
            <text:p>59.3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3-08-0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3-05-08 0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0344" calcext:value-type="float">
            <text:p>59.1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3-02-13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9968" calcext:value-type="float">
            <text:p>59.1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2-11-18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25104" calcext:value-type="float">
            <text:p>59.1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2-08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67192" calcext:value-type="float">
            <text:p>59.0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2-04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27568" calcext:value-type="float">
            <text:p>59.0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2-02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12912" calcext:value-type="float">
            <text:p>59.1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1-10-29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0824" calcext:value-type="float">
            <text:p>59.1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1-08-02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6816" calcext:value-type="float">
            <text:p>59.1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1-05-09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012328" calcext:value-type="float">
            <text:p>59.0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0-08-07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0-05-09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77048" calcext:value-type="float">
            <text:p>58.6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2000-02-22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680096" calcext:value-type="float">
            <text:p>58.6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9-11-08 22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5504" calcext:value-type="float">
            <text:p>58.5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9-08-09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7592" calcext:value-type="float">
            <text:p>58.4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9-05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05776" calcext:value-type="float">
            <text:p>58.40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9-02-09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8-11-02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1976" calcext:value-type="float">
            <text:p>58.4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8-08-04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77632" calcext:value-type="float">
            <text:p>58.7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8-05-05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8-02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2248" calcext:value-type="float">
            <text:p>58.3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7-11-06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97216" calcext:value-type="float">
            <text:p>58.4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7-08-05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75296" calcext:value-type="float">
            <text:p>58.3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7-05-07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4728" calcext:value-type="float">
            <text:p>58.2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6-11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6904" calcext:value-type="float">
            <text:p>58.2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6-08-0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6-05-07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5-08-02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5584" calcext:value-type="float">
            <text:p>58.1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5-05-10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24776" calcext:value-type="float">
            <text:p>58.0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4-11-08 23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4916" calcext:value-type="float">
            <text:p>58.04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4-07-28 0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344" calcext:value-type="float">
            <text:p>58.0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4-05-03 2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36384" calcext:value-type="float">
            <text:p>57.93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3-11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06488" calcext:value-type="float">
            <text:p>58.00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3-08-04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1936" calcext:value-type="float">
            <text:p>58.16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3-05-06 0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8632" calcext:value-type="float">
            <text:p>58.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3-02-04 2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12456" calcext:value-type="float">
            <text:p>58.5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3-02-03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33792" calcext:value-type="float">
            <text:p>58.5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2-11-04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56424" calcext:value-type="float">
            <text:p>58.25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2-08-05 2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2-05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6152" calcext:value-type="float">
            <text:p>58.36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2-02-12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41768" calcext:value-type="float">
            <text:p>58.3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1-11-14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68032" calcext:value-type="float">
            <text:p>58.16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1-08-22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80808" calcext:value-type="float">
            <text:p>58.28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1-05-22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38136" calcext:value-type="float">
            <text:p>58.2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1-03-2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15632" calcext:value-type="float">
            <text:p>58.0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0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94296" calcext:value-type="float">
            <text:p>57.9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0-09-20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107072" calcext:value-type="float">
            <text:p>58.1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0-06-11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7448" calcext:value-type="float">
            <text:p>58.0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0072" calcext:value-type="float">
            <text:p>59.1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90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73544" calcext:value-type="float">
            <text:p>58.0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9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2724" calcext:value-type="float">
            <text:p>57.9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93128" calcext:value-type="float">
            <text:p>57.7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9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841896" calcext:value-type="float">
            <text:p>57.84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9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6816" calcext:value-type="float">
            <text:p>57.6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8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5384" calcext:value-type="float">
            <text:p>57.55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8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96" calcext:value-type="float">
            <text:p>57.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8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0052" calcext:value-type="float">
            <text:p>57.50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13296" calcext:value-type="float">
            <text:p>57.61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7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3768" calcext:value-type="float">
            <text:p>57.6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7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43776" calcext:value-type="float">
            <text:p>57.64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7672" calcext:value-type="float">
            <text:p>57.5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6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6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00264" calcext:value-type="float">
            <text:p>58.5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6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558432" calcext:value-type="float">
            <text:p>57.55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6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83984" calcext:value-type="float">
            <text:p>57.78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53504" calcext:value-type="float">
            <text:p>57.75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65292" calcext:value-type="float">
            <text:p>57.65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41312" calcext:value-type="float">
            <text:p>57.74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6732" calcext:value-type="float">
            <text:p>58.5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52208" calcext:value-type="float">
            <text:p>58.05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2856" calcext:value-type="float">
            <text:p>57.90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12" calcext:value-type="float">
            <text:p>57.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20304" calcext:value-type="float">
            <text:p>58.8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9592" calcext:value-type="float">
            <text:p>58.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713624" calcext:value-type="float">
            <text:p>58.7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64728" calcext:value-type="float">
            <text:p>59.1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4644" calcext:value-type="float">
            <text:p>59.1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7692" calcext:value-type="float">
            <text:p>59.1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54544" calcext:value-type="float">
            <text:p>58.4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3208" calcext:value-type="float">
            <text:p>58.4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0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9968" calcext:value-type="float">
            <text:p>58.3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0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0056" calcext:value-type="float">
            <text:p>58.36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0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27776" calcext:value-type="float">
            <text:p>58.2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8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88072" calcext:value-type="float">
            <text:p>58.4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79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692" calcext:value-type="float">
            <text:p>58.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73</text:p>
          </table:table-cell>
          <table:table-cell office:value-type="string" calcext:value-type="string">
            <text:p>D-29</text:p>
          </table:table-cell>
          <table:table-cell office:value-type="string" calcext:value-type="string">
            <text:p>1979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43016" calcext:value-type="float">
            <text:p>58.4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12" meta:object-count="0"/>
    <meta:user-defined meta:name="AppVersion">3.0</meta:user-defined>
  </office:meta>
</office:document-meta>
</file>